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size="36pt" style:font-size-asian="36pt" style:font-size-complex="36pt" fo:language="en" fo:country="GB"/>
    </style:style>
    <style:style style:name="P2" style:parent-style-name="Standaard" style:family="paragraph">
      <style:text-properties fo:language="en" fo:country="GB"/>
    </style:style>
    <style:style style:name="P3" style:parent-style-name="Standaard" style:family="paragraph">
      <style:text-properties fo:language="en" fo:country="GB"/>
    </style:style>
    <style:style style:name="P4" style:parent-style-name="Standaard" style:family="paragraph">
      <style:paragraph-properties fo:break-before="page"/>
      <style:text-properties fo:font-size="36pt" style:font-size-asian="36pt" style:font-size-complex="36pt" fo:language="en" fo:country="GB"/>
    </style:style>
    <style:style style:name="P5" style:parent-style-name="Standaard" style:family="paragraph">
      <style:text-properties fo:font-size="20pt" style:font-size-asian="20pt" style:font-size-complex="20pt" fo:language="en" fo:country="GB"/>
    </style:style>
    <style:style style:name="P6" style:parent-style-name="Standaard" style:family="paragraph">
      <style:text-properties fo:language="en" fo:country="GB"/>
    </style:style>
    <style:style style:name="P7" style:parent-style-name="Standaard" style:family="paragraph">
      <style:text-properties fo:language="en" fo:country="GB"/>
    </style:style>
    <style:style style:name="P8" style:parent-style-name="Standaard" style:family="paragraph">
      <style:text-properties fo:language="en" fo:country="GB"/>
    </style:style>
    <style:style style:name="P9" style:parent-style-name="Standaard" style:family="paragraph">
      <style:paragraph-properties fo:break-before="page"/>
    </style:style>
    <style:style style:name="P10" style:parent-style-name="Standaard" style:family="paragraph">
      <style:paragraph-properties fo:text-align="center"/>
      <style:text-properties fo:font-size="20pt" style:font-size-asian="20pt" style:font-size-complex="20pt"/>
    </style:style>
    <style:style style:name="P11" style:parent-style-name="Standaard" style:family="paragraph">
      <style:paragraph-properties fo:break-before="page"/>
    </style:style>
    <style:style style:name="P12" style:parent-style-name="Standaard" style:family="paragraph">
      <style:paragraph-properties fo:text-align="center"/>
      <style:text-properties fo:font-size="20pt" style:font-size-asian="20pt" style:font-size-complex="20pt"/>
    </style:style>
    <style:style style:name="P13" style:parent-style-name="Standaard" style:family="paragraph">
      <style:paragraph-properties fo:text-align="center"/>
    </style:style>
    <style:style style:name="P14" style:parent-style-name="Standaard" style:family="paragraph">
      <style:paragraph-properties fo:break-before="page"/>
      <style:text-properties fo:hyphenate="true"/>
    </style:style>
    <style:style style:name="P15" style:parent-style-name="Standaard" style:family="paragraph">
      <style:paragraph-properties fo:text-align="center"/>
      <style:text-properties fo:font-size="20pt" style:font-size-asian="20pt" style:font-size-complex="20pt"/>
    </style:style>
    <style:style style:name="P16" style:parent-style-name="Standaard" style:family="paragraph">
      <style:paragraph-properties fo:break-before="page"/>
      <style:text-properties fo:hyphenate="true"/>
    </style:style>
    <style:style style:name="P17" style:parent-style-name="Standaard" style:family="paragraph">
      <style:paragraph-properties fo:text-align="center"/>
      <style:text-properties fo:font-size="20pt" style:font-size-asian="20pt" style:font-size-complex="20pt"/>
    </style:style>
    <style:style style:name="P18" style:parent-style-name="Standaard" style:family="paragraph">
      <style:paragraph-properties fo:break-before="page"/>
      <style:text-properties fo:hyphenate="true"/>
    </style:style>
    <style:style style:name="P19" style:parent-style-name="Standaard" style:family="paragraph">
      <style:paragraph-properties fo:text-align="center"/>
      <style:text-properties fo:font-size="20pt" style:font-size-asian="20pt" style:font-size-complex="20pt"/>
    </style:style>
    <style:style style:name="P20" style:parent-style-name="Standaard" style:family="paragraph">
      <style:paragraph-properties fo:break-before="page"/>
      <style:text-properties fo:hyphenate="true"/>
    </style:style>
    <style:style style:name="P21" style:parent-style-name="Standaard" style:family="paragraph">
      <style:paragraph-properties fo:text-align="center"/>
      <style:text-properties fo:font-size="20pt" style:font-size-asian="20pt" style:font-size-complex="20pt"/>
    </style:style>
    <style:style style:name="P22" style:parent-style-name="Standaard" style:family="paragraph">
      <style:paragraph-properties fo:break-before="page"/>
      <style:text-properties fo:hyphenate="true"/>
    </style:style>
    <style:style style:name="P23" style:parent-style-name="Standaard" style:family="paragraph">
      <style:paragraph-properties fo:text-align="center"/>
      <style:text-properties fo:font-size="20pt" style:font-size-asian="20pt" style:font-size-complex="20pt"/>
    </style:style>
  </office:automatic-styles>
  <office:body>
    <office:text text:use-soft-page-breaks="true">
      <text:p text:style-name="P1">Factory inc.</text:p>
      <text:p text:style-name="P2"/>
      <text:p text:style-name="P3">***afbeelding***</text:p>
      <text:p text:style-name="P4"/>
      <text:p text:style-name="P5">Inhoud</text:p>
      <text:p text:style-name="P6">Het concept</text:p>
      <text:p text:style-name="P7">Asset list</text:p>
      <text:p text:style-name="P8">Wireframe/flowchart</text:p>
      <text:p text:style-name="Standaard">Trello</text:p>
      <text:p text:style-name="Standaard">De artstyle</text:p>
      <text:p text:style-name="Standaard">Objecten en uitleg</text:p>
      <text:p text:style-name="Standaard">Pureref refrences</text:p>
      <text:p text:style-name="Standaard"/>
      <text:p text:style-name="P9"/>
      <text:p text:style-name="P10">Het concept</text:p>
      <text:p text:style-name="Standaard"/>
      <text:p text:style-name="Standaard">De game dat wij hier gaan maken is een topdown view multiplayer spel. Het idee van<text:s/>het spel is dat je je eigen fabriek hebt en je trucks die langs komen de materialen meegeeft die ze willen hebben. De map van dit spel is een grid waarbij je objecten kan verplaatsen op de grid zodat je zelf je eigen fabriek kan inrichten om zo snel mogelijk de materialen door kan geven aan de trucks. Er is standaard 1 materiaal dat je kan pakken uit een 1x1 mine die net zoals alle andere objecten door de map te verplaatsen is.<text:s/></text:p>
      <text:p text:style-name="Standaard"/>
      <text:p text:style-name="Standaard">Uit deze mine kan je oneindig aantal materialen halen zodat je tijdens het spel<text:s/>nooit tekort komt. Als je uit deze mine een materiaal pakt kan je die in een wastafel stoppen zodat je het kan schoonmaken voor het smelten. Omdat het namelijk uit de mine komt zit er aardig wat grond op wat je er natuurlijk af moet wassen voordat je verder kan. Als je daarmee klaar bent kan je je materiaal smelten door de 1x1 smeltoven te gebruiken.<text:s/></text:p>
      <text:p text:style-name="Standaard"/>
      <text:p text:style-name="Standaard">Ook deze smeltoven is net zoals de rest van de objecten in de map te verplaatsen. Als je hebt gesmolten kan je naar een ***IK WEET NIET HOE DIT HEET*** om het<text:s/>er in te gieten en het goed in vorm te krijgen voor het maken van een bar. Als je daarmee klaar bent kan je de bar naar een vrachtwagen brengen die het naar de klant stuurt. De vrachtwagens hebben een timer die begint wanneer ze staan te wachten die het geduld van de vrachtwagen chauffeer laat zien. Als de timer op nul komt ben je af.</text:p>
      <text:p text:style-name="P11"/>
      <text:p text:style-name="P12">Asset list</text:p>
      <text:p text:style-name="P13"/>
      <text:p text:style-name="Standaard">Link:<text:s/></text:p>
      <text:p text:style-name="Standaard"/>
      <text:p text:style-name="Standaard">***afbeeldingen***</text:p>
      <text:p text:style-name="P14"/>
      <text:p text:style-name="P15">Wireframe/Flowchart</text:p>
      <text:p text:style-name="Standaard"/>
      <text:p text:style-name="Standaard">Link:</text:p>
      <text:p text:style-name="Standaard"/>
      <text:p text:style-name="Standaard">***afbeeldingen***</text:p>
      <text:p text:style-name="P16"/>
      <text:p text:style-name="P17">Trello</text:p>
      <text:p text:style-name="Standaard"/>
      <text:p text:style-name="Standaard">Link:</text:p>
      <text:p text:style-name="Standaard"/>
      <text:p text:style-name="Standaard">***afbeeldingen***</text:p>
      <text:p text:style-name="P18"/>
      <text:p text:style-name="P19">De artstyle</text:p>
      <text:p text:style-name="Standaard"/>
      <text:p text:style-name="Standaard">Het word een game met een<text:s/>solit color<text:s/>stylized artstyle. De stylized die wij hier gaan gebruiken word een artstyle waarbij<text:s/></text:p>
      <text:p text:style-name="Standaard"/>
      <text:p text:style-name="P20"/>
      <text:p text:style-name="P21">Objecten en uitleg</text:p>
      <text:p text:style-name="Standaard"/>
      <text:p text:style-name="Standaard">***uitleg over de soorten machines enz we allemaal in onze game hebben/gaan maken***</text:p>
      <text:p text:style-name="P22"/>
      <text:p text:style-name="P23">Purerefs <text:s/>refrences</text:p>
      <text:p text:style-name="Standaard"/>
      <text:p text:style-name="Standaard">***afbeeldingen met uitleg over de<text:s/>pureref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mon Buikema</meta:initial-creator>
    <dc:creator>joel yemane</dc:creator>
    <meta:creation-date>2023-04-19T14:03:00Z</meta:creation-date>
    <dc:date>2023-05-08T14:59:00Z</dc:date>
    <meta:template xlink:href="Normal" xlink:type="simple"/>
    <meta:editing-cycles>4</meta:editing-cycles>
    <meta:editing-duration>PT14640S</meta:editing-duration>
    <meta:document-statistic meta:page-count="1" meta:paragraph-count="4" meta:word-count="313" meta:character-count="2034" meta:row-count="14" meta:non-whitespace-character-count="1725"/>
  </office:meta>
</office:document-meta>
</file>